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1f2aa6" officeooo:paragraph-rsid="001f2aa6"/>
    </style:style>
    <style:style style:name="P2" style:family="paragraph" style:parent-style-name="Title">
      <style:text-properties officeooo:rsid="00191b0c" officeooo:paragraph-rsid="00191b0c"/>
    </style:style>
    <style:style style:name="P3" style:family="paragraph" style:parent-style-name="Subtitle">
      <style:text-properties officeooo:rsid="00191b0c" officeooo:paragraph-rsid="00191b0c"/>
    </style:style>
    <style:style style:name="P4" style:family="paragraph" style:parent-style-name="Text_20_body">
      <style:text-properties officeooo:rsid="001d5094" officeooo:paragraph-rsid="001d5094"/>
    </style:style>
    <style:style style:name="P5" style:family="paragraph" style:parent-style-name="Text_20_body">
      <style:text-properties officeooo:rsid="00369a7c" officeooo:paragraph-rsid="00369a7c"/>
    </style:style>
    <style:style style:name="P6" style:family="paragraph" style:parent-style-name="Text_20_body">
      <style:text-properties officeooo:rsid="003fd972" officeooo:paragraph-rsid="003fd972"/>
    </style:style>
    <style:style style:name="P7" style:family="paragraph" style:parent-style-name="Text_20_body" style:list-style-name="L1">
      <style:text-properties officeooo:rsid="0040d559" officeooo:paragraph-rsid="0040d559"/>
    </style:style>
    <style:style style:name="P8" style:family="paragraph" style:parent-style-name="Text_20_body">
      <style:text-properties officeooo:rsid="00429b2f" officeooo:paragraph-rsid="00429b2f"/>
    </style:style>
    <style:style style:name="P9" style:family="paragraph" style:parent-style-name="Text_20_body">
      <style:text-properties officeooo:rsid="0047dbb1" officeooo:paragraph-rsid="0047dbb1"/>
    </style:style>
    <style:style style:name="P10" style:family="paragraph" style:parent-style-name="Text_20_body">
      <style:text-properties officeooo:rsid="004b5afd" officeooo:paragraph-rsid="004b5afd"/>
    </style:style>
    <style:style style:name="P11" style:family="paragraph" style:parent-style-name="Text_20_body" style:list-style-name="L2">
      <style:text-properties officeooo:rsid="004e48f5" officeooo:paragraph-rsid="004e48f5"/>
    </style:style>
    <style:style style:name="P12" style:family="paragraph" style:parent-style-name="Text_20_body" style:list-style-name="L2">
      <style:text-properties officeooo:rsid="004f53e4" officeooo:paragraph-rsid="004f53e4"/>
    </style:style>
    <style:style style:name="P13" style:family="paragraph" style:parent-style-name="Text_20_body" style:list-style-name="L2">
      <style:text-properties officeooo:rsid="00525a2d" officeooo:paragraph-rsid="00525a2d"/>
    </style:style>
    <style:style style:name="P14" style:family="paragraph" style:parent-style-name="Text_20_body" style:list-style-name="L2">
      <style:text-properties officeooo:rsid="00544aa3" officeooo:paragraph-rsid="00544aa3"/>
    </style:style>
    <style:style style:name="P15" style:family="paragraph" style:parent-style-name="Text_20_body">
      <style:text-properties officeooo:rsid="00553ec3" officeooo:paragraph-rsid="00553ec3"/>
    </style:style>
    <style:style style:name="P16" style:family="paragraph" style:parent-style-name="Text_20_body">
      <style:text-properties officeooo:rsid="005682ff" officeooo:paragraph-rsid="005682ff"/>
    </style:style>
    <style:style style:name="P17" style:family="paragraph" style:parent-style-name="Text_20_body" style:list-style-name="L3">
      <style:text-properties officeooo:rsid="005682ff" officeooo:paragraph-rsid="005682ff"/>
    </style:style>
    <style:style style:name="P18" style:family="paragraph" style:parent-style-name="Text_20_body" style:list-style-name="L3">
      <style:text-properties officeooo:rsid="0056f16c" officeooo:paragraph-rsid="0056f16c"/>
    </style:style>
    <style:style style:name="P19" style:family="paragraph" style:parent-style-name="Text_20_body">
      <style:text-properties officeooo:rsid="00583371" officeooo:paragraph-rsid="00583371"/>
    </style:style>
    <style:style style:name="P20" style:family="paragraph" style:parent-style-name="Text_20_body">
      <style:text-properties officeooo:rsid="002129b6" officeooo:paragraph-rsid="002129b6"/>
    </style:style>
    <style:style style:name="P21" style:family="paragraph" style:parent-style-name="Text_20_body">
      <style:text-properties officeooo:rsid="005aaaa2" officeooo:paragraph-rsid="005aaaa2"/>
    </style:style>
    <style:style style:name="P22" style:family="paragraph" style:parent-style-name="Text_20_body">
      <style:text-properties officeooo:rsid="00213214" officeooo:paragraph-rsid="00213214"/>
    </style:style>
    <style:style style:name="P23" style:family="paragraph" style:parent-style-name="Text_20_body">
      <style:text-properties officeooo:rsid="005fe9ff" officeooo:paragraph-rsid="005fe9ff"/>
    </style:style>
    <style:style style:name="P24" style:family="paragraph" style:parent-style-name="Text_20_body">
      <style:text-properties officeooo:rsid="0062c0b4" officeooo:paragraph-rsid="0062c0b4"/>
    </style:style>
    <style:style style:name="P25" style:family="paragraph" style:parent-style-name="Text_20_body">
      <style:text-properties officeooo:rsid="00642955" officeooo:paragraph-rsid="00642955"/>
    </style:style>
    <style:style style:name="P26" style:family="paragraph" style:parent-style-name="Text_20_body">
      <style:text-properties officeooo:rsid="0022da87" officeooo:paragraph-rsid="0022da87"/>
    </style:style>
    <style:style style:name="P27" style:family="paragraph" style:parent-style-name="Text_20_body">
      <style:text-properties officeooo:rsid="0068986d" officeooo:paragraph-rsid="0068986d"/>
    </style:style>
    <style:style style:name="P28" style:family="paragraph" style:parent-style-name="Text_20_body">
      <style:text-properties officeooo:rsid="006ad861" officeooo:paragraph-rsid="006ad861"/>
    </style:style>
    <style:style style:name="P29" style:family="paragraph" style:parent-style-name="Text_20_body">
      <style:text-properties officeooo:rsid="00709194" officeooo:paragraph-rsid="00709194"/>
    </style:style>
    <style:style style:name="P30" style:family="paragraph" style:parent-style-name="Text_20_body">
      <style:text-properties officeooo:rsid="00231d88" officeooo:paragraph-rsid="00231d88"/>
    </style:style>
    <style:style style:name="P31" style:family="paragraph" style:parent-style-name="Text_20_body">
      <style:text-properties officeooo:rsid="0076eccb" officeooo:paragraph-rsid="0076eccb"/>
    </style:style>
    <style:style style:name="P32" style:family="paragraph" style:parent-style-name="Text_20_body">
      <style:text-properties officeooo:rsid="007cb68a" officeooo:paragraph-rsid="007cb68a"/>
    </style:style>
    <style:style style:name="P33" style:family="paragraph" style:parent-style-name="Text_20_body">
      <style:text-properties officeooo:rsid="0024cded" officeooo:paragraph-rsid="0024cded"/>
    </style:style>
    <style:style style:name="P34" style:family="paragraph" style:parent-style-name="Text_20_body">
      <style:text-properties fo:font-style="normal" style:text-underline-style="none" officeooo:rsid="007e81a6" officeooo:paragraph-rsid="007e81a6" style:font-style-asian="normal" style:font-style-complex="normal"/>
    </style:style>
    <style:style style:name="P35" style:family="paragraph" style:parent-style-name="Text_20_body">
      <style:text-properties fo:font-style="normal" style:text-underline-style="none" officeooo:rsid="0082b637" officeooo:paragraph-rsid="0082b637" style:font-style-asian="normal" style:font-style-complex="normal"/>
    </style:style>
    <style:style style:name="P36" style:family="paragraph" style:parent-style-name="Text_20_body" style:list-style-name="L4">
      <style:text-properties fo:font-style="normal" style:text-underline-style="none" officeooo:rsid="00f0d23f" officeooo:paragraph-rsid="00f0d23f" style:font-style-asian="normal" style:font-style-complex="normal"/>
    </style:style>
    <style:style style:name="P37" style:family="paragraph" style:parent-style-name="Text_20_body" style:list-style-name="L4">
      <style:text-properties fo:font-style="normal" style:text-underline-style="none" officeooo:rsid="00f1f9f9" officeooo:paragraph-rsid="00f1f9f9" style:font-style-asian="normal" style:font-style-complex="normal"/>
    </style:style>
    <style:style style:name="P38" style:family="paragraph" style:parent-style-name="Text_20_body" style:list-style-name="L4">
      <style:text-properties fo:font-style="normal" style:text-underline-style="none" officeooo:rsid="00f2a31f" officeooo:paragraph-rsid="00f2a31f" style:font-style-asian="normal" style:font-style-complex="normal"/>
    </style:style>
    <style:style style:name="P39" style:family="paragraph" style:parent-style-name="Text_20_body" style:list-style-name="L4">
      <style:text-properties fo:font-style="normal" style:text-underline-style="none" officeooo:rsid="00f47dbd" officeooo:paragraph-rsid="00f47dbd" style:font-style-asian="normal" style:font-style-complex="normal"/>
    </style:style>
    <style:style style:name="P40" style:family="paragraph" style:parent-style-name="Text_20_body" style:list-style-name="L4">
      <style:text-properties fo:font-style="normal" style:text-underline-style="none" officeooo:rsid="00f56282" officeooo:paragraph-rsid="00f56282" style:font-style-asian="normal" style:font-style-complex="normal"/>
    </style:style>
    <style:style style:name="P41" style:family="paragraph" style:parent-style-name="Text_20_body">
      <style:text-properties fo:font-style="normal" officeooo:rsid="00266edb" officeooo:paragraph-rsid="00266edb" style:font-style-asian="normal" style:font-style-complex="normal"/>
    </style:style>
    <style:style style:name="P42" style:family="paragraph" style:parent-style-name="Text_20_body">
      <style:text-properties fo:font-style="normal" officeooo:rsid="0088d28c" officeooo:paragraph-rsid="0088d28c" style:font-style-asian="normal" style:font-style-complex="normal"/>
    </style:style>
    <style:style style:name="P43" style:family="paragraph" style:parent-style-name="Text_20_body">
      <style:text-properties fo:font-style="normal" officeooo:rsid="008b1331" officeooo:paragraph-rsid="008b1331" style:font-style-asian="normal" style:font-style-complex="normal"/>
    </style:style>
    <style:style style:name="P44" style:family="paragraph" style:parent-style-name="Text_20_body">
      <style:text-properties fo:font-style="normal" officeooo:rsid="008b7d87" officeooo:paragraph-rsid="0091e49d" style:font-style-asian="normal" style:font-style-complex="normal"/>
    </style:style>
    <style:style style:name="P45" style:family="paragraph" style:parent-style-name="Text_20_body">
      <style:text-properties fo:font-style="normal" officeooo:rsid="002838a7" officeooo:paragraph-rsid="002838a7" style:font-style-asian="normal" style:font-style-complex="normal"/>
    </style:style>
    <style:style style:name="P46" style:family="paragraph" style:parent-style-name="Text_20_body">
      <style:text-properties fo:font-style="normal" officeooo:rsid="0094b9ca" officeooo:paragraph-rsid="0094b9ca" style:font-style-asian="normal" style:font-style-complex="normal"/>
    </style:style>
    <style:style style:name="P47" style:family="paragraph" style:parent-style-name="Text_20_body">
      <style:text-properties fo:font-style="normal" officeooo:rsid="0095aac3" officeooo:paragraph-rsid="0095aac3" style:font-style-asian="normal" style:font-style-complex="normal"/>
    </style:style>
    <style:style style:name="P48" style:family="paragraph" style:parent-style-name="Text_20_body">
      <style:text-properties fo:font-style="normal" officeooo:rsid="0028ef52" officeooo:paragraph-rsid="0028ef52" style:font-style-asian="normal" style:font-style-complex="normal"/>
    </style:style>
    <style:style style:name="P49" style:family="paragraph" style:parent-style-name="Text_20_body">
      <style:text-properties fo:font-style="normal" officeooo:rsid="009a5303" officeooo:paragraph-rsid="009a5303" style:font-style-asian="normal" style:font-style-complex="normal"/>
    </style:style>
    <style:style style:name="P50" style:family="paragraph" style:parent-style-name="Text_20_body">
      <style:text-properties fo:font-style="normal" officeooo:rsid="009f6c44" officeooo:paragraph-rsid="009f6c44" style:font-style-asian="normal" style:font-style-complex="normal"/>
    </style:style>
    <style:style style:name="P51" style:family="paragraph" style:parent-style-name="Text_20_body">
      <style:text-properties fo:font-style="normal" officeooo:rsid="002a25bf" officeooo:paragraph-rsid="002a25bf" style:font-style-asian="normal" style:font-style-complex="normal"/>
    </style:style>
    <style:style style:name="P52" style:family="paragraph" style:parent-style-name="Text_20_body">
      <style:text-properties fo:font-style="normal" officeooo:rsid="002b27f4" officeooo:paragraph-rsid="002b27f4" style:font-style-asian="normal" style:font-style-complex="normal"/>
    </style:style>
    <style:style style:name="P53" style:family="paragraph" style:parent-style-name="Text_20_body">
      <style:text-properties fo:font-style="normal" officeooo:rsid="00ae2724" officeooo:paragraph-rsid="00ae2724" style:font-style-asian="normal" style:font-style-complex="normal"/>
    </style:style>
    <style:style style:name="P54" style:family="paragraph" style:parent-style-name="Text_20_body">
      <style:text-properties fo:font-style="normal" officeooo:rsid="002c66cf" officeooo:paragraph-rsid="002c66cf" style:font-style-asian="normal" style:font-style-complex="normal"/>
    </style:style>
    <style:style style:name="P55" style:family="paragraph" style:parent-style-name="Text_20_body">
      <style:text-properties fo:font-style="normal" officeooo:rsid="00b205f2" officeooo:paragraph-rsid="00b205f2" style:font-style-asian="normal" style:font-style-complex="normal"/>
    </style:style>
    <style:style style:name="P56" style:family="paragraph" style:parent-style-name="Text_20_body">
      <style:text-properties fo:font-style="normal" officeooo:rsid="002d33a5" officeooo:paragraph-rsid="002d33a5" style:font-style-asian="normal" style:font-style-complex="normal"/>
    </style:style>
    <style:style style:name="P57" style:family="paragraph" style:parent-style-name="Text_20_body">
      <style:text-properties fo:font-style="normal" officeooo:rsid="002d7393" officeooo:paragraph-rsid="002d7393" style:font-style-asian="normal" style:font-style-complex="normal"/>
    </style:style>
    <style:style style:name="P58" style:family="paragraph" style:parent-style-name="Text_20_body">
      <style:text-properties fo:font-style="normal" officeooo:rsid="00bb87a3" officeooo:paragraph-rsid="00bb87a3" style:font-style-asian="normal" style:font-style-complex="normal"/>
    </style:style>
    <style:style style:name="P59" style:family="paragraph" style:parent-style-name="Text_20_body">
      <style:text-properties fo:font-style="normal" officeooo:rsid="00bfa261" officeooo:paragraph-rsid="00bfa261" style:font-style-asian="normal" style:font-style-complex="normal"/>
    </style:style>
    <style:style style:name="P60" style:family="paragraph" style:parent-style-name="Text_20_body">
      <style:text-properties fo:font-style="normal" officeooo:rsid="00c27d34" officeooo:paragraph-rsid="00c27d34" style:font-style-asian="normal" style:font-style-complex="normal"/>
    </style:style>
    <style:style style:name="P61" style:family="paragraph" style:parent-style-name="Text_20_body">
      <style:text-properties fo:font-style="normal" officeooo:rsid="00c5b29f" officeooo:paragraph-rsid="00c5b29f" style:font-style-asian="normal" style:font-style-complex="normal"/>
    </style:style>
    <style:style style:name="P62" style:family="paragraph" style:parent-style-name="Text_20_body">
      <style:text-properties fo:font-style="normal" officeooo:rsid="002ed784" officeooo:paragraph-rsid="002ed784" style:font-style-asian="normal" style:font-style-complex="normal"/>
    </style:style>
    <style:style style:name="P63" style:family="paragraph" style:parent-style-name="Text_20_body">
      <style:text-properties fo:font-style="normal" officeooo:rsid="00c79489" officeooo:paragraph-rsid="00c79489" style:font-style-asian="normal" style:font-style-complex="normal"/>
    </style:style>
    <style:style style:name="P64" style:family="paragraph" style:parent-style-name="Text_20_body">
      <style:text-properties fo:font-style="normal" officeooo:rsid="00cd38e3" officeooo:paragraph-rsid="00cd38e3" style:font-style-asian="normal" style:font-style-complex="normal"/>
    </style:style>
    <style:style style:name="P65" style:family="paragraph" style:parent-style-name="Text_20_body">
      <style:text-properties fo:font-style="normal" officeooo:rsid="00cf0c60" officeooo:paragraph-rsid="00cf0c60" style:font-style-asian="normal" style:font-style-complex="normal"/>
    </style:style>
    <style:style style:name="P66" style:family="paragraph" style:parent-style-name="Text_20_body">
      <style:text-properties fo:font-style="normal" officeooo:rsid="00cfeb79" officeooo:paragraph-rsid="00cfeb79" style:font-style-asian="normal" style:font-style-complex="normal"/>
    </style:style>
    <style:style style:name="P67" style:family="paragraph" style:parent-style-name="Text_20_body">
      <style:text-properties fo:font-style="normal" officeooo:rsid="00d4050e" officeooo:paragraph-rsid="00d4050e" style:font-style-asian="normal" style:font-style-complex="normal"/>
    </style:style>
    <style:style style:name="P68" style:family="paragraph" style:parent-style-name="Text_20_body">
      <style:text-properties fo:font-style="normal" officeooo:rsid="002f9e01" officeooo:paragraph-rsid="002f9e01" style:font-style-asian="normal" style:font-style-complex="normal"/>
    </style:style>
    <style:style style:name="P69" style:family="paragraph" style:parent-style-name="Text_20_body">
      <style:text-properties fo:font-style="normal" officeooo:rsid="00d8862e" officeooo:paragraph-rsid="00d8862e" style:font-style-asian="normal" style:font-style-complex="normal"/>
    </style:style>
    <style:style style:name="P70" style:family="paragraph" style:parent-style-name="Text_20_body">
      <style:text-properties fo:font-style="normal" officeooo:rsid="00dc7791" officeooo:paragraph-rsid="00dc7791" style:font-style-asian="normal" style:font-style-complex="normal"/>
    </style:style>
    <style:style style:name="P71" style:family="paragraph" style:parent-style-name="Text_20_body">
      <style:text-properties fo:font-style="normal" officeooo:rsid="00df7436" officeooo:paragraph-rsid="00df7436" style:font-style-asian="normal" style:font-style-complex="normal"/>
    </style:style>
    <style:style style:name="P72" style:family="paragraph" style:parent-style-name="Text_20_body">
      <style:text-properties fo:font-style="normal" officeooo:rsid="00e1f4d3" officeooo:paragraph-rsid="00e1f4d3" style:font-style-asian="normal" style:font-style-complex="normal"/>
    </style:style>
    <style:style style:name="P73" style:family="paragraph" style:parent-style-name="Text_20_body">
      <style:text-properties fo:font-style="normal" officeooo:rsid="00e33227" officeooo:paragraph-rsid="00e33227" style:font-style-asian="normal" style:font-style-complex="normal"/>
    </style:style>
    <style:style style:name="P74" style:family="paragraph" style:parent-style-name="Text_20_body">
      <style:text-properties fo:font-style="normal" officeooo:rsid="00e4b578" officeooo:paragraph-rsid="00e4b578" style:font-style-asian="normal" style:font-style-complex="normal"/>
    </style:style>
    <style:style style:name="P75" style:family="paragraph" style:parent-style-name="Text_20_body">
      <style:text-properties fo:font-style="normal" officeooo:rsid="003191a2" officeooo:paragraph-rsid="003191a2" style:font-style-asian="normal" style:font-style-complex="normal"/>
    </style:style>
    <style:style style:name="P76" style:family="paragraph" style:parent-style-name="Text_20_body">
      <style:text-properties fo:font-style="normal" officeooo:rsid="00e833e1" officeooo:paragraph-rsid="00e833e1" style:font-style-asian="normal" style:font-style-complex="normal"/>
    </style:style>
    <style:style style:name="P77" style:family="paragraph" style:parent-style-name="Text_20_body">
      <style:text-properties fo:font-style="normal" officeooo:rsid="00ecd8e9" officeooo:paragraph-rsid="00ecd8e9" style:font-style-asian="normal" style:font-style-complex="normal"/>
    </style:style>
    <style:style style:name="P78" style:family="paragraph" style:parent-style-name="Text_20_body">
      <style:text-properties fo:font-style="normal" officeooo:rsid="0032d035" officeooo:paragraph-rsid="0032d035" style:font-style-asian="normal" style:font-style-complex="normal"/>
    </style:style>
    <style:style style:name="P79" style:family="paragraph" style:parent-style-name="Text_20_body">
      <style:text-properties fo:font-style="normal" style:text-underline-style="solid" style:text-underline-width="auto" style:text-underline-color="font-color" officeooo:rsid="00ef2051" officeooo:paragraph-rsid="00f0a370" style:font-style-asian="normal" style:font-style-complex="normal"/>
    </style:style>
    <style:style style:name="P80" style:family="paragraph" style:parent-style-name="Text_20_body">
      <style:text-properties fo:font-style="italic" officeooo:rsid="0094b9ca" officeooo:paragraph-rsid="0094b9ca" style:font-style-asian="italic" style:font-style-complex="italic"/>
    </style:style>
    <style:style style:name="P81" style:family="paragraph" style:parent-style-name="Text_20_body">
      <style:text-properties officeooo:paragraph-rsid="00a51794"/>
    </style:style>
    <style:style style:name="P82" style:family="paragraph" style:parent-style-name="Text_20_body">
      <style:text-properties officeooo:paragraph-rsid="00b506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b8f20" style:font-style-asian="italic" style:font-style-complex="italic"/>
    </style:style>
    <style:style style:name="T3" style:family="text">
      <style:text-properties fo:font-style="italic" officeooo:rsid="00616ae0" style:font-style-asian="italic" style:font-style-complex="italic"/>
    </style:style>
    <style:style style:name="T4" style:family="text">
      <style:text-properties fo:font-style="italic" officeooo:rsid="00710fa5" style:font-style-asian="italic" style:font-style-complex="italic"/>
    </style:style>
    <style:style style:name="T5" style:family="text">
      <style:text-properties fo:font-style="italic" officeooo:rsid="0071bad5" style:font-style-asian="italic" style:font-style-complex="italic"/>
    </style:style>
    <style:style style:name="T6" style:family="text">
      <style:text-properties fo:font-style="italic" officeooo:rsid="0087ca7b" style:font-style-asian="italic" style:font-style-complex="italic"/>
    </style:style>
    <style:style style:name="T7" style:family="text">
      <style:text-properties fo:font-style="italic" officeooo:rsid="008f57f6" style:font-style-asian="italic" style:font-style-complex="italic"/>
    </style:style>
    <style:style style:name="T8" style:family="text">
      <style:text-properties fo:font-style="italic" officeooo:rsid="00900052" style:font-style-asian="italic" style:font-style-complex="italic"/>
    </style:style>
    <style:style style:name="T9" style:family="text">
      <style:text-properties fo:font-style="italic" officeooo:rsid="0091e49d" style:font-style-asian="italic" style:font-style-complex="italic"/>
    </style:style>
    <style:style style:name="T10" style:family="text">
      <style:text-properties fo:font-style="italic" officeooo:rsid="0096f5e9" style:font-style-asian="italic" style:font-style-complex="italic"/>
    </style:style>
    <style:style style:name="T11" style:family="text">
      <style:text-properties fo:font-style="italic" officeooo:rsid="009b579d" style:font-style-asian="italic" style:font-style-complex="italic"/>
    </style:style>
    <style:style style:name="T12" style:family="text">
      <style:text-properties fo:font-style="italic" officeooo:rsid="009da39e" style:font-style-asian="italic" style:font-style-complex="italic"/>
    </style:style>
    <style:style style:name="T13" style:family="text">
      <style:text-properties fo:font-style="italic" officeooo:rsid="00a587d1" style:font-style-asian="italic" style:font-style-complex="italic"/>
    </style:style>
    <style:style style:name="T14" style:family="text">
      <style:text-properties fo:font-style="italic" officeooo:rsid="00a51794" style:font-style-asian="italic" style:font-style-complex="italic"/>
    </style:style>
    <style:style style:name="T15" style:family="text">
      <style:text-properties fo:font-style="italic" officeooo:rsid="00b1bc9d" style:font-style-asian="italic" style:font-style-complex="italic"/>
    </style:style>
    <style:style style:name="T16" style:family="text">
      <style:text-properties fo:font-style="italic" officeooo:rsid="00afca59" style:font-style-asian="italic" style:font-style-complex="italic"/>
    </style:style>
    <style:style style:name="T17" style:family="text">
      <style:text-properties fo:font-style="italic" officeooo:rsid="00b39448" style:font-style-asian="italic" style:font-style-complex="italic"/>
    </style:style>
    <style:style style:name="T18" style:family="text">
      <style:text-properties fo:font-style="italic" officeooo:rsid="00b519b0" style:font-style-asian="italic" style:font-style-complex="italic"/>
    </style:style>
    <style:style style:name="T19" style:family="text">
      <style:text-properties fo:font-style="italic" officeooo:rsid="00b702be" style:font-style-asian="italic" style:font-style-complex="italic"/>
    </style:style>
    <style:style style:name="T20" style:family="text">
      <style:text-properties fo:font-style="italic" officeooo:rsid="00b506d2" style:font-style-asian="italic" style:font-style-complex="italic"/>
    </style:style>
    <style:style style:name="T21" style:family="text">
      <style:text-properties fo:font-style="italic" officeooo:rsid="00c16e8b" style:font-style-asian="italic" style:font-style-complex="italic"/>
    </style:style>
    <style:style style:name="T22" style:family="text">
      <style:text-properties fo:font-style="italic" officeooo:rsid="00c44438" style:font-style-asian="italic" style:font-style-complex="italic"/>
    </style:style>
    <style:style style:name="T23" style:family="text">
      <style:text-properties fo:font-style="italic" officeooo:rsid="00eac313" style:font-style-asian="italic" style:font-style-complex="italic"/>
    </style:style>
    <style:style style:name="T24" style:family="text">
      <style:text-properties officeooo:rsid="003850c9"/>
    </style:style>
    <style:style style:name="T25" style:family="text">
      <style:text-properties officeooo:rsid="003a0b15"/>
    </style:style>
    <style:style style:name="T26" style:family="text">
      <style:text-properties officeooo:rsid="003b63cc"/>
    </style:style>
    <style:style style:name="T27" style:family="text">
      <style:text-properties officeooo:rsid="003bfe47"/>
    </style:style>
    <style:style style:name="T28" style:family="text">
      <style:text-properties officeooo:rsid="003d2b48"/>
    </style:style>
    <style:style style:name="T29" style:family="text">
      <style:text-properties officeooo:rsid="003dff52"/>
    </style:style>
    <style:style style:name="T30" style:family="text">
      <style:text-properties officeooo:rsid="0043fee2"/>
    </style:style>
    <style:style style:name="T31" style:family="text">
      <style:text-properties officeooo:rsid="00450ce5"/>
    </style:style>
    <style:style style:name="T32" style:family="text">
      <style:text-properties officeooo:rsid="0046b945"/>
    </style:style>
    <style:style style:name="T33" style:family="text">
      <style:text-properties officeooo:rsid="00471de9"/>
    </style:style>
    <style:style style:name="T34" style:family="text">
      <style:text-properties officeooo:rsid="0048858a"/>
    </style:style>
    <style:style style:name="T35" style:family="text">
      <style:text-properties officeooo:rsid="00489a99"/>
    </style:style>
    <style:style style:name="T36" style:family="text">
      <style:text-properties officeooo:rsid="00498b5a"/>
    </style:style>
    <style:style style:name="T37" style:family="text">
      <style:text-properties officeooo:rsid="004c9f24"/>
    </style:style>
    <style:style style:name="T38" style:family="text">
      <style:text-properties officeooo:rsid="004e4494"/>
    </style:style>
    <style:style style:name="T39" style:family="text">
      <style:text-properties officeooo:rsid="004e48f5"/>
    </style:style>
    <style:style style:name="T40" style:family="text">
      <style:text-properties officeooo:rsid="004f439c"/>
    </style:style>
    <style:style style:name="T41" style:family="text">
      <style:text-properties officeooo:rsid="0051ac50"/>
    </style:style>
    <style:style style:name="T42" style:family="text">
      <style:text-properties officeooo:rsid="0055e551"/>
    </style:style>
    <style:style style:name="T43" style:family="text">
      <style:text-properties officeooo:rsid="005b8f20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616ae0" style:font-style-asian="normal" style:font-style-complex="normal"/>
    </style:style>
    <style:style style:name="T46" style:family="text">
      <style:text-properties fo:font-style="normal" officeooo:rsid="0062c0b4" style:font-style-asian="normal" style:font-style-complex="normal"/>
    </style:style>
    <style:style style:name="T47" style:family="text">
      <style:text-properties fo:font-style="normal" officeooo:rsid="0065ce21" style:font-style-asian="normal" style:font-style-complex="normal"/>
    </style:style>
    <style:style style:name="T48" style:family="text">
      <style:text-properties fo:font-style="normal" officeooo:rsid="00692517" style:font-style-asian="normal" style:font-style-complex="normal"/>
    </style:style>
    <style:style style:name="T49" style:family="text">
      <style:text-properties fo:font-style="normal" officeooo:rsid="00693a85" style:font-style-asian="normal" style:font-style-complex="normal"/>
    </style:style>
    <style:style style:name="T50" style:family="text">
      <style:text-properties fo:font-style="normal" officeooo:rsid="0069d5b7" style:font-style-asian="normal" style:font-style-complex="normal"/>
    </style:style>
    <style:style style:name="T51" style:family="text">
      <style:text-properties fo:font-style="normal" officeooo:rsid="006cb158" style:font-style-asian="normal" style:font-style-complex="normal"/>
    </style:style>
    <style:style style:name="T52" style:family="text">
      <style:text-properties fo:font-style="normal" officeooo:rsid="006d82c7" style:font-style-asian="normal" style:font-style-complex="normal"/>
    </style:style>
    <style:style style:name="T53" style:family="text">
      <style:text-properties fo:font-style="normal" officeooo:rsid="00710fa5" style:font-style-asian="normal" style:font-style-complex="normal"/>
    </style:style>
    <style:style style:name="T54" style:family="text">
      <style:text-properties fo:font-style="normal" officeooo:rsid="0071bad5" style:font-style-asian="normal" style:font-style-complex="normal"/>
    </style:style>
    <style:style style:name="T55" style:family="text">
      <style:text-properties fo:font-style="normal" officeooo:rsid="0073c64d" style:font-style-asian="normal" style:font-style-complex="normal"/>
    </style:style>
    <style:style style:name="T56" style:family="text">
      <style:text-properties fo:font-style="normal" officeooo:rsid="00762cd8" style:font-style-asian="normal" style:font-style-complex="normal"/>
    </style:style>
    <style:style style:name="T57" style:family="text">
      <style:text-properties fo:font-style="normal" officeooo:rsid="00735b17" style:font-style-asian="normal" style:font-style-complex="normal"/>
    </style:style>
    <style:style style:name="T58" style:family="text">
      <style:text-properties fo:font-style="normal" officeooo:rsid="007861c2" style:font-style-asian="normal" style:font-style-complex="normal"/>
    </style:style>
    <style:style style:name="T59" style:family="text">
      <style:text-properties fo:font-style="normal" officeooo:rsid="0079f01a" style:font-style-asian="normal" style:font-style-complex="normal"/>
    </style:style>
    <style:style style:name="T60" style:family="text">
      <style:text-properties fo:font-style="normal" officeooo:rsid="007b2d33" style:font-style-asian="normal" style:font-style-complex="normal"/>
    </style:style>
    <style:style style:name="T61" style:family="text">
      <style:text-properties fo:font-style="normal" officeooo:rsid="00a71b06" style:font-style-asian="normal" style:font-style-complex="normal"/>
    </style:style>
    <style:style style:name="T62" style:family="text">
      <style:text-properties fo:font-style="normal" officeooo:rsid="00a51794" style:font-style-asian="normal" style:font-style-complex="normal"/>
    </style:style>
    <style:style style:name="T63" style:family="text">
      <style:text-properties fo:font-style="normal" officeooo:rsid="00a587d1" style:font-style-asian="normal" style:font-style-complex="normal"/>
    </style:style>
    <style:style style:name="T64" style:family="text">
      <style:text-properties fo:font-style="normal" officeooo:rsid="00a87983" style:font-style-asian="normal" style:font-style-complex="normal"/>
    </style:style>
    <style:style style:name="T65" style:family="text">
      <style:text-properties fo:font-style="normal" officeooo:rsid="00a98f5c" style:font-style-asian="normal" style:font-style-complex="normal"/>
    </style:style>
    <style:style style:name="T66" style:family="text">
      <style:text-properties fo:font-style="normal" officeooo:rsid="00b506d2" style:font-style-asian="normal" style:font-style-complex="normal"/>
    </style:style>
    <style:style style:name="T67" style:family="text">
      <style:text-properties fo:font-style="normal" officeooo:rsid="00b519b0" style:font-style-asian="normal" style:font-style-complex="normal"/>
    </style:style>
    <style:style style:name="T68" style:family="text">
      <style:text-properties fo:font-style="normal" officeooo:rsid="00b702be" style:font-style-asian="normal" style:font-style-complex="normal"/>
    </style:style>
    <style:style style:name="T69" style:family="text">
      <style:text-properties fo:font-style="normal" officeooo:rsid="00b89cf4" style:font-style-asian="normal" style:font-style-complex="normal"/>
    </style:style>
    <style:style style:name="T70" style:family="text">
      <style:text-properties fo:font-style="normal" officeooo:rsid="00babfdf" style:font-style-asian="normal" style:font-style-complex="normal"/>
    </style:style>
    <style:style style:name="T71" style:family="text">
      <style:text-properties officeooo:rsid="007f7613"/>
    </style:style>
    <style:style style:name="T72" style:family="text">
      <style:text-properties officeooo:rsid="0080b5c0"/>
    </style:style>
    <style:style style:name="T73" style:family="text">
      <style:text-properties officeooo:rsid="00823150"/>
    </style:style>
    <style:style style:name="T74" style:family="text">
      <style:text-properties officeooo:rsid="00846a73"/>
    </style:style>
    <style:style style:name="T75" style:family="text">
      <style:text-properties officeooo:rsid="0086696e"/>
    </style:style>
    <style:style style:name="T76" style:family="text">
      <style:text-properties officeooo:rsid="0087ca7b"/>
    </style:style>
    <style:style style:name="T77" style:family="text">
      <style:text-properties officeooo:rsid="008a9075"/>
    </style:style>
    <style:style style:name="T78" style:family="text">
      <style:text-properties officeooo:rsid="008f57f6"/>
    </style:style>
    <style:style style:name="T79" style:family="text">
      <style:text-properties officeooo:rsid="00900052"/>
    </style:style>
    <style:style style:name="T80" style:family="text">
      <style:text-properties officeooo:rsid="0091e49d"/>
    </style:style>
    <style:style style:name="T81" style:family="text">
      <style:text-properties officeooo:rsid="0095c4ce"/>
    </style:style>
    <style:style style:name="T82" style:family="text">
      <style:text-properties officeooo:rsid="0096f5e9"/>
    </style:style>
    <style:style style:name="T83" style:family="text">
      <style:text-properties officeooo:rsid="009b579d"/>
    </style:style>
    <style:style style:name="T84" style:family="text">
      <style:text-properties officeooo:rsid="009cbc4d"/>
    </style:style>
    <style:style style:name="T85" style:family="text">
      <style:text-properties officeooo:rsid="009d0320"/>
    </style:style>
    <style:style style:name="T86" style:family="text">
      <style:text-properties officeooo:rsid="009da39e"/>
    </style:style>
    <style:style style:name="T87" style:family="text">
      <style:text-properties officeooo:rsid="00afca59"/>
    </style:style>
    <style:style style:name="T88" style:family="text">
      <style:text-properties officeooo:rsid="00b07a8e"/>
    </style:style>
    <style:style style:name="T89" style:family="text">
      <style:text-properties officeooo:rsid="00b1bc9d"/>
    </style:style>
    <style:style style:name="T90" style:family="text">
      <style:text-properties officeooo:rsid="00b39448"/>
    </style:style>
    <style:style style:name="T91" style:family="text">
      <style:text-properties officeooo:rsid="00bc805a"/>
    </style:style>
    <style:style style:name="T92" style:family="text">
      <style:text-properties officeooo:rsid="00be0917"/>
    </style:style>
    <style:style style:name="T93" style:family="text">
      <style:text-properties officeooo:rsid="00c16e8b"/>
    </style:style>
    <style:style style:name="T94" style:family="text">
      <style:text-properties officeooo:rsid="00c44438"/>
    </style:style>
    <style:style style:name="T95" style:family="text">
      <style:text-properties officeooo:rsid="00c5917a"/>
    </style:style>
    <style:style style:name="T96" style:family="text">
      <style:text-properties officeooo:rsid="00c595b0"/>
    </style:style>
    <style:style style:name="T97" style:family="text">
      <style:text-properties officeooo:rsid="00c97c2a"/>
    </style:style>
    <style:style style:name="T98" style:family="text">
      <style:text-properties officeooo:rsid="00cae388"/>
    </style:style>
    <style:style style:name="T99" style:family="text">
      <style:text-properties officeooo:rsid="00cc4c89"/>
    </style:style>
    <style:style style:name="T100" style:family="text">
      <style:text-properties officeooo:rsid="00d1b3d2"/>
    </style:style>
    <style:style style:name="T101" style:family="text">
      <style:text-properties officeooo:rsid="00d2ba57"/>
    </style:style>
    <style:style style:name="T102" style:family="text">
      <style:text-properties officeooo:rsid="00d95905"/>
    </style:style>
    <style:style style:name="T103" style:family="text">
      <style:text-properties officeooo:rsid="00db29fd"/>
    </style:style>
    <style:style style:name="T104" style:family="text">
      <style:text-properties officeooo:rsid="00dd8f2f"/>
    </style:style>
    <style:style style:name="T105" style:family="text">
      <style:text-properties officeooo:rsid="00e015f8"/>
    </style:style>
    <style:style style:name="T106" style:family="text">
      <style:text-properties officeooo:rsid="00e05768"/>
    </style:style>
    <style:style style:name="T107" style:family="text">
      <style:text-properties officeooo:rsid="00e35abd"/>
    </style:style>
    <style:style style:name="T108" style:family="text">
      <style:text-properties officeooo:rsid="00e61127"/>
    </style:style>
    <style:style style:name="T109" style:family="text">
      <style:text-properties officeooo:rsid="00e649cb"/>
    </style:style>
    <style:style style:name="T110" style:family="text">
      <style:text-properties officeooo:rsid="00e9fbae"/>
    </style:style>
    <style:style style:name="T111" style:family="text">
      <style:text-properties officeooo:rsid="00ea38ed"/>
    </style:style>
    <style:style style:name="T112" style:family="text">
      <style:text-properties officeooo:rsid="00eac313"/>
    </style:style>
    <style:style style:name="T113" style:family="text">
      <style:text-properties officeooo:rsid="00ec3fd0"/>
    </style:style>
    <style:style style:name="T114" style:family="text">
      <style:text-properties officeooo:rsid="00ee7e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sistence</text:p>
      <text:p text:style-name="P3">Interlude: Files and Directories</text:p>
      <text:p text:style-name="P5">We add another piece to the virtualization puzzle: persistent storage. <text:span text:style-name="T24">A persistent storage device such as a hard disk drive or a more modern solid-state drive device </text:span><text:span text:style-name="T25">stores information </text:span><text:span text:style-name="T26">permanently </text:span><text:span text:style-name="T27">(or at least for a long time). </text:span><text:span text:style-name="T28">A persistent storage device keeps data intact in case of a powerloss. </text:span><text:span text:style-name="T29">Thus, the OS must take extra care since this is data we really care about. </text:span></text:p>
      <text:p text:style-name="P1">The Crux: How Do We Manage A Persistent Device?</text:p>
      <text:p text:style-name="P4">39.1 Files And Directories</text:p>
      <text:p text:style-name="P6">For virtualization, 2 key abstractions of persistent storage have been developed over time:</text:p>
      <text:list xml:id="list986234186" text:style-name="L1">
        <text:list-item>
          <text:p text:style-name="P7">File</text:p>
        </text:list-item>
        <text:list-item>
          <text:p text:style-name="P7">Directory</text:p>
        </text:list-item>
      </text:list>
      <text:p text:style-name="P8">A file is a linear array of byte each of which you can read and write to. <text:span text:style-name="T30">Each file has some kind of low-level name, usually which the user does not know abou</text:span><text:span text:style-name="T31">t. </text:span><text:span text:style-name="T32">The low-level name of a file is often refferred to as its inode number. </text:span><text:span text:style-name="T33">The OS does not know much about the structure of a file since its task is just to simply store it persistently on disk and make sure that you get it back when requesting that. </text:span></text:p>
      <text:p text:style-name="P9">A directory also has a low-level name (inode number) but its contents are quite specific. <text:span text:style-name="T34">The directory contains a list of user-readables names and low-level names pairs. If there is a file </text:span><text:span text:style-name="T35">in a directory</text:span><text:span text:style-name="T34"> referred to by the user-eadable name “foo” and its low-level <text:s/>name 10, </text:span><text:span text:style-name="T35">The directory would have an enry (“foo”, 10) </text:span><text:span text:style-name="T36">what maps the user-readable name to the low-level.</text:span></text:p>
      <text:p text:style-name="P10">It is also possible to create trees of directories <text:span text:style-name="T37">(or directory hierarchy). </text:span><text:span text:style-name="T38">A directory hierarchy starts at a root directory. </text:span><text:span text:style-name="T39">Worth to remember are: </text:span></text:p>
      <text:list xml:id="list2698266002" text:style-name="L2">
        <text:list-item>
          <text:p text:style-name="P11">Root Directory <text:span text:style-name="T40">(‘/’)</text:span></text:p>
        </text:list-item>
        <text:list-item>
          <text:p text:style-name="P11">Separator (‘/’, ‘\’, ‘//’)</text:p>
        </text:list-item>
        <text:list-item>
          <text:p text:style-name="P12">Subdirectory (‘/subdirectory/subdirectory/directory/<text:span text:style-name="T41">file</text:span>’)</text:p>
        </text:list-item>
        <text:list-item>
          <text:p text:style-name="P13">Absolute Pathname</text:p>
        </text:list-item>
        <text:list-item>
          <text:p text:style-name="P14">Relative Pathname</text:p>
        </text:list-item>
      </text:list>
      <text:p text:style-name="P15">Directories and files can have the same name as long as they are in different locations in the file-system <text:span text:style-name="T42">tree.</text:span></text:p>
      <text:p text:style-name="P16">A filename has 2 parts:</text:p>
      <text:list xml:id="list909416758" text:style-name="L3">
        <text:list-item>
          <text:p text:style-name="P17">An arbitrary name part</text:p>
        </text:list-item>
        <text:list-item>
          <text:p text:style-name="P18">An filetype part (usually)</text:p>
        </text:list-item>
      </text:list>
      <text:p text:style-name="P19">The filetype part is just convention, there are actually no enforcement of this (any file can have any extension, almost). </text:p>
      <text:p text:style-name="P20"><text:soft-page-break/>39.2 The File System Interface</text:p>
      <text:p text:style-name="P21">The filesystem has an interface providing basic operations such as creating, accessing, and deleting files. <text:span text:style-name="T43">But </text:span><text:span text:style-name="T2">unlink() </text:span><text:span text:style-name="T43">is used to remove files and is kind of a mystery atm. </text:span></text:p>
      <text:p text:style-name="P22">39.3 Creating Files</text:p>
      <text:p text:style-name="P23">Creating a file can be achieved with the system call <text:span text:style-name="T1">open()</text:span><text:span text:style-name="T44"> </text:span><text:span text:style-name="T45">and passing the flag </text:span><text:span text:style-name="T3">O_CREAT</text:span><text:span text:style-name="T45">. </text:span><text:span text:style-name="T46">To open a file named “foo” we can use the following code: </text:span></text:p>
      <text:p text:style-name="P24"><text:span text:style-name="T44">int fd = open(“foo”, O_CREAT | O_WRONLY | O_TRUNC, S_IRUSR | S_IWUSR);</text:span></text:p>
      <text:p text:style-name="P25"><text:span text:style-name="T44">RTFM!!! “</text:span><text:span text:style-name="T47">man open”.</text:span></text:p>
      <text:p text:style-name="P27"><text:span text:style-name="T47">T</text:span><text:span text:style-name="T44">he call to </text:span><text:span text:style-name="T1">open() </text:span><text:span text:style-name="T44">returns a </text:span><text:span text:style-name="T1">file descriptor</text:span><text:span text:style-name="T44">. It is just an integer, private per process used in Unix to access files. </text:span><text:span text:style-name="T48">Assuming you have permission, you can use the file descriptor to read and write to the file. </text:span><text:span text:style-name="T49">The file descriptor is said to be a capability. </text:span><text:span text:style-name="T50">One can also look at it as a pointer to an object of the of type file. </text:span></text:p>
      <text:p text:style-name="P28"><text:span text:style-name="T50">A </text:span><text:span text:style-name="T44">simple array tracks what files are <text:s/>opened per-process basis. </text:span><text:span text:style-name="T51">Each entryy of this array is actually just a pointer to a struct file, </text:span><text:span text:style-name="T52">which will be used to track info about the file being read or written. </text:span></text:p>
      <text:p text:style-name="P26">39.4 Reading And Writing Files</text:p>
      <text:p text:style-name="P29">We can use the program <text:span text:style-name="T1">echo</text:span><text:span text:style-name="T44"> and direct its output to the file </text:span><text:span text:style-name="T1">foo</text:span><text:span text:style-name="T44">. </text:span><text:span text:style-name="T53">After, we can use </text:span><text:span text:style-name="T4">cat</text:span><text:span text:style-name="T53"> <text:s/>to see the contents of the file. </text:span><text:span text:style-name="T54">The program </text:span><text:span text:style-name="T5">strace</text:span><text:span text:style-name="T54"> can be used in Linux to trace system calls. </text:span></text:p>
      <text:p text:style-name="P30">39.5 Reading And Writing, But Not Sequentially</text:p>
      <text:p text:style-name="P31">Sometimes it is useful to be abble to read orr write to specific ooffset within a file. <text:span text:style-name="T54">W</text:span><text:span text:style-name="T57">hen a process opens a file, it tracks a “current” offset, which determines where the next read or write will begin. </text:span><text:span text:style-name="T55">The offset is kept in the struct file as referencedd by the stru</text:span><text:span text:style-name="T56">c</text:span><text:span text:style-name="T55">t proc. </text:span><text:span text:style-name="T58">The struct file is also used by the OS to determine if the file is readable or writable, </text:span><text:span text:style-name="T59">which underlying file it refers to </text:span><text:span text:style-name="T60">and the current offset. </text:span></text:p>
      <text:p text:style-name="P32"><text:span text:style-name="T60">C</text:span><text:span text:style-name="T44">urrently opened files in the system are sometimes referred to as the open file table. </text:span></text:p>
      <text:p text:style-name="P33">39.6 Shared File Table Entries: <text:span text:style-name="T1">fork()</text:span> And <text:span text:style-name="T1">dup()</text:span></text:p>
      <text:p text:style-name="P34">A parent process can have a child process <text:span text:style-name="T76">using </text:span><text:span text:style-name="T6">fork() </text:span>and share an open file table entry, <text:span text:style-name="T73">this is very useful</text:span>. <text:span text:style-name="T71">This can be used when you create a number of processes that are cooperatively working on a task, </text:span><text:span text:style-name="T72">they can write to the output file without any extra condition. </text:span></text:p>
      <text:p text:style-name="P35">Another interesting more useful case of sharing is the <text:span text:style-name="T1">dup()</text:span> system call, <text:span text:style-name="T1">dup2() </text:span>and <text:span text:style-name="T1">dup3()</text:span>. The <text:span text:style-name="T1">dup()</text:span> call allows the process to create a new file descriptior that refers to the same underlying open file as an existing descriptor. <text:span text:style-name="T74">So both descriptor can be used. </text:span><text:span text:style-name="T75">This is useful in e.g. writing of a Unix shell where output redirection operations are used. </text:span></text:p>
      <text:p text:style-name="P41">39.7 Writing Immediately With <text:span text:style-name="T1">fsync()</text:span></text:p>
      <text:p text:style-name="P42">When a program calls write(), it just tells the file system that data should be written to persistent storage at some point in the future. <text:span text:style-name="T77">The file system will buffer such writes in memory for some time <text:s/>and then issue the issue it to the storage device (performance reasons). </text:span></text:p>
      <text:p text:style-name="P43"><text:soft-page-break/>However some applications requires more guarantee. Fore example, in a database management system (DBMS), development of correct recovery protocol requires the ability to force writes to disk from time to time. </text:p>
      <text:p text:style-name="P44">To support these appliations, most file systems provide additioonal APIs for control. <text:span text:style-name="T78">In Unix, that interface is known as </text:span><text:span text:style-name="T7">fsync(int fd)</text:span><text:span text:style-name="T78">. </text:span><text:span text:style-name="T79">When a process calls</text:span><text:span text:style-name="T8"> fsync(),</text:span><text:span text:style-name="T79"> for a particuar file descriptor, the file system responds by forcing all dirty data to disk. </text:span><text:span text:style-name="T80">Once all these writes are complete,</text:span><text:span text:style-name="T9"> fsync()</text:span><text:span text:style-name="T80"> returns. </text:span><text:span text:style-name="T7"><text:s/></text:span></text:p>
      <text:p text:style-name="P45">39.8 Renaming Files</text:p>
      <text:p text:style-name="P46">Renaming of a file can be done with the command <text:span text:style-name="T1">mv. </text:span>Example: </text:p>
      <text:p text:style-name="P80">mv foo bar –<text:span text:style-name="T44"> The file ‘foo’ is renamed to ‘bar’. </text:span></text:p>
      <text:p text:style-name="P47">The program <text:span text:style-name="T1">mv </text:span>uses the system call <text:span text:style-name="T1"><text:s/>rename()</text:span> implemented as an <text:span text:style-name="T1">atomic</text:span> call with respect to system crash<text:span text:style-name="T81">es. </text:span><text:span text:style-name="T82">Either the </text:span><text:span text:style-name="T10">new</text:span><text:span text:style-name="T82"> name or the </text:span><text:span text:style-name="T10">old</text:span><text:span text:style-name="T82"> name is used. </text:span></text:p>
      <text:p text:style-name="P48">39.9 Getting Information About Files</text:p>
      <text:p text:style-name="P49">Beyond the file access, we excpect the filesystem to keepp a fair amount of information about each file it is storing, such information is called <text:span text:style-name="T1">metadata</text:span>. <text:span text:style-name="T83">To get metadata from a certain file , we can use the </text:span><text:span text:style-name="T11">stat() </text:span><text:span text:style-name="T83">or </text:span><text:span text:style-name="T11">fstat() </text:span><text:span text:style-name="T83">system calls. </text:span><text:span text:style-name="T84">These calls take a pathname (a file descriptor) </text:span><text:span text:style-name="T85">to a file and fill in a stat structure. </text:span><text:span text:style-name="T86">The command-line tool </text:span><text:span text:style-name="T12">stat </text:span><text:span text:style-name="T86">can be used to see this metadata information. </text:span></text:p>
      <text:p text:style-name="P50">Each fle systel usually keeps this information ina structure called an <text:span text:style-name="T1">inode. </text:span></text:p>
      <text:p text:style-name="P51">39.10 Removing Files</text:p>
      <text:p text:style-name="P81"><text:span text:style-name="T62">To remove a file in Unix we can run the program </text:span><text:span text:style-name="T14">rm</text:span><text:span text:style-name="T62">. </text:span><text:span text:style-name="T63">This program uses the system <text:s/>call </text:span><text:span text:style-name="T13">unlink() </text:span><text:span text:style-name="T61">which simply takes the name of the file to be removed. <text:s/></text:span><text:span text:style-name="T64">This command is called unlink due to a fact stated in the directory section </text:span><text:span text:style-name="T65">below, hold on!</text:span></text:p>
      <text:p text:style-name="P52">39.11 Making Directories</text:p>
      <text:p text:style-name="P53">The format of a directory is considered filesystem meta data, sp we cannot write to a directory directly. To create a directory, we use the program <text:span text:style-name="T1">mkdir().</text:span> <text:span text:style-name="T87">An empty directory has 2 entries: one to itself </text:span><text:span text:style-name="T88">(“.”, dot) </text:span><text:span text:style-name="T87">and one for its parent </text:span><text:span text:style-name="T88">(“..”, dot-dot)</text:span><text:span text:style-name="T87">. </text:span><text:span text:style-name="T89">These directories can be seen by passing the flag “-a” to program</text:span><text:span text:style-name="T15"> ls.</text:span><text:span text:style-name="T16"> </text:span></text:p>
      <text:p text:style-name="P54">39.12 Reading Directories</text:p>
      <text:p text:style-name="P55">To read a directory, we use the program <text:span text:style-name="T1">ls</text:span>. <text:span text:style-name="T90">This program calls </text:span><text:span text:style-name="T17">stat() </text:span><text:span text:style-name="T90">on each file to get more info on each. </text:span></text:p>
      <text:p text:style-name="P56">39.13 Deleting Directories</text:p>
      <text:p text:style-name="P82"><text:span text:style-name="T66">To delete a directory, we use the </text:span><text:span text:style-name="T20">rmdir()</text:span><text:span text:style-name="T66">. </text:span><text:span text:style-name="T67">This call is used by the program </text:span><text:span text:style-name="T18">rmdir</text:span><text:span text:style-name="T67">. </text:span><text:span text:style-name="T68">Unlike file </text:span><text:span text:style-name="T19">unlink()</text:span><text:span text:style-name="T68"> removing directories </text:span><text:span text:style-name="T69">is more </text:span><text:span text:style-name="T68">dangerous. </text:span><text:span text:style-name="T70">Thus the rmdir has a requirement of that the directory must be empty. </text:span></text:p>
      <text:p text:style-name="P57">39.14 Hard Links</text:p>
      <text:p text:style-name="P58">A new way to make an entry in the file system tree , is by using the system call known as <text:span text:style-name="T1">link(). </text:span><text:span text:style-name="T91">The link system calls takes 2 arguments, an old pathname and a new one. </text:span><text:span text:style-name="T92">When a linking is perform, you create another way to refer to the same file. </text:span></text:p>
      <text:p text:style-name="P59"><text:soft-page-break/>A hardlink is just a creation of 2 human names (not a copy) <text:span text:style-name="T93">which refers to the same </text:span><text:span text:style-name="T21">inode number</text:span><text:span text:style-name="T93">. </text:span></text:p>
      <text:p text:style-name="P60">A many filenames can be linked to the same inode number. The reference count determines how many links a file has. <text:span text:style-name="T94">So ‘</text:span><text:span text:style-name="T22">rm’ </text:span><text:span text:style-name="T94"><text:s/>does not remove the metadata, just the filename i</text:span><text:span text:style-name="T95">f</text:span><text:span text:style-name="T94"> there are more </text:span><text:span text:style-name="T95">names in additionn to the removed one. </text:span><text:span text:style-name="T96">Only when the reference count reaches zero, it frees the inode and relateed data blocks, and thus truly “delete” the file. </text:span></text:p>
      <text:p text:style-name="P61">The reference count can be checked with <text:span text:style-name="T1">stat()</text:span>. </text:p>
      <text:p text:style-name="P64">A hardlink is created with the command ‘<text:span text:style-name="T1">ln’</text:span></text:p>
      <text:p text:style-name="P62">39.15 Symbolic Links</text:p>
      <text:p text:style-name="P63">This is a second type of link called <text:span text:style-name="T1">symbolic link</text:span>, also called a <text:span text:style-name="T1">soft link.</text:span><text:span text:style-name="T97"> Softlinks were created because hardlinks were limited. </text:span><text:span text:style-name="T98">For <text:s/>example, we cannot hardlink to files in other disk partitionings, </text:span><text:span text:style-name="T99">also we cannot create one to a directory. </text:span></text:p>
      <text:p text:style-name="P66">A softlink is actually a file itself <text:span text:style-name="T100">of a different </text:span><text:span text:style-name="T101">file type. </text:span></text:p>
      <text:p text:style-name="P65">A softlink is created with the same command ‘<text:span text:style-name="T1">ln -s’</text:span></text:p>
      <text:p text:style-name="P67">A softlink is prone to be a dangling reference due to how it is created. </text:p>
      <text:p text:style-name="P68">39.16 Permission Bits And Access Control Lists</text:p>
      <text:p text:style-name="P69">Like the CPU, the filesystem presents a virtual view of a disk, transforming it from bunch of raw blocks into much more user-friendly files and directories. <text:span text:style-name="T102">However, there are a big difference, in that files are commonly shared among different users and processes </text:span><text:span text:style-name="T103">and are not always private. </text:span><text:span text:style-name="T102"><text:tab/></text:span></text:p>
      <text:p text:style-name="P70">Comprehensive sets of mechanisms for enabling various degrees of sharing are usually present within file systems. <text:span text:style-name="T104">The first form of such mechanisms is the classic Unix permission bits. </text:span></text:p>
      <text:p text:style-name="P71">Permission bits are represented by 9 characters: (rw—r—r--). <text:span text:style-name="T105">Determining for each regular file, firectory oor other entity, exactly who can access it and how. </text:span><text:span text:style-name="T106">The permissions consists of three groups: owner, group and others and describes what each group can do. </text:span></text:p>
      <text:p text:style-name="P72">One can change file mode with the command <text:span text:style-name="T1">chmod</text:span>. </text:p>
      <text:p text:style-name="P73">There are also <text:span text:style-name="T107">often a </text:span><text:span text:style-name="T1">superuser</text:span> to filesystems, called <text:span text:style-name="T1">root</text:span>. </text:p>
      <text:p text:style-name="P74">Beyond permission bits, there are also filesystems implementing <text:span text:style-name="T109">distributed file system known as AFS which is a form of </text:span>access control lists (ACL) <text:s/>per directory. <text:span text:style-name="T108">It is a more general and powerful way in determining exactly who can access a given resource. </text:span></text:p>
      <text:p text:style-name="P75">39.17 Making And Mounting A File System</text:p>
      <text:p text:style-name="P76">How do we assembly a full directory tree from many underlying filesystems. <text:span text:style-name="T110">First we make filesystems, then we mount them </text:span><text:span text:style-name="T111">to make their contents acceissble. </text:span><text:span text:style-name="T112">A filesystm usually provides a tool called </text:span><text:span text:style-name="T23">mkfs</text:span><text:span text:style-name="T112"> (make filesystem), which performs this task. </text:span><text:span text:style-name="T113">It creates an empty file system starting ith a root directory onto that disk partitioning. </text:span></text:p>
      <text:p text:style-name="P77">Once a filesystem is created it must be mounted. This is made with the program <text:span text:style-name="T1">mount</text:span> calling the system call <text:span text:style-name="T1">mount()</text:span>. <text:span text:style-name="T114">It takes an existing directory as a target mount point and essentially paste a new file system onto the directory tree at that point. </text:span></text:p>
      <text:p text:style-name="P78">39.18 Summary</text:p>
      <text:p text:style-name="P79"><text:soft-page-break/>Aside: Key File System Terms</text:p>
      <text:list xml:id="list3654460485" text:style-name="L4">
        <text:list-item>
          <text:p text:style-name="P36">File</text:p>
        </text:list-item>
        <text:list-item>
          <text:p text:style-name="P36">Directory</text:p>
        </text:list-item>
        <text:list-item>
          <text:p text:style-name="P36">Directory Tree / Directory Hierarchy</text:p>
        </text:list-item>
        <text:list-item>
          <text:p text:style-name="P36">File Descriptor</text:p>
        </text:list-item>
        <text:list-item>
          <text:p text:style-name="P37">Open File Table</text:p>
        </text:list-item>
        <text:list-item>
          <text:p text:style-name="P37">read(), write(), lseek()</text:p>
        </text:list-item>
        <text:list-item>
          <text:p text:style-name="P37">fsync()</text:p>
        </text:list-item>
        <text:list-item>
          <text:p text:style-name="P38">Hard Links </text:p>
        </text:list-item>
        <text:list-item>
          <text:p text:style-name="P38">Soft Links (Symbolic Links)</text:p>
        </text:list-item>
        <text:list-item>
          <text:p text:style-name="P39">Permissions bits</text:p>
        </text:list-item>
        <text:list-item>
          <text:p text:style-name="P40">Acccess Control Lis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0:58:55.309602104</meta:creation-date>
    <dc:date>2020-12-22T22:25:11.135831297</dc:date>
    <meta:editing-duration>PT7H22M30S</meta:editing-duration>
    <meta:editing-cycles>206</meta:editing-cycles>
    <meta:generator>LibreOffice/6.4.6.2$Linux_X86_64 LibreOffice_project/40$Build-2</meta:generator>
    <meta:document-statistic meta:table-count="0" meta:image-count="0" meta:object-count="0" meta:page-count="5" meta:paragraph-count="90" meta:word-count="1814" meta:character-count="10330" meta:non-whitespace-character-count="8576"/>
  </office:meta>
</office:document-meta>
</file>